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9.077cm"/>
    </style:style>
    <style:style style:name="co2" style:family="table-column">
      <style:table-column-properties fo:break-before="auto" style:column-width="12.127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7.225cm"/>
    </style:style>
    <style:style style:name="co5" style:family="table-column">
      <style:table-column-properties fo:break-before="auto" style:column-width="5.182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njunt de dades complet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7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4" table:default-cell-style-name="ce7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table:style-name="ce16" office:value-type="float" office:value="94182444580.6951" calcext:value-type="float">
            <text:p>9,42E+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061769" calcext:value-type="float">
            <text:p>1061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CmsSegId</text:p>
          </table:table-cell>
          <table:table-cell table:style-name="ce6" office:value-type="string" calcext:value-type="string">
            <text:p>CmsGroupId</text:p>
          </table:table-cell>
          <table:table-cell table:style-name="ce6" office:value-type="string" calcext:value-type="string">
            <text:p>FinalGenderCode</text:p>
          </table:table-cell>
          <table:table-cell table:style-name="ce6" office:value-type="string" calcext:value-type="string">
            <text:p>AgeLevel</text:p>
          </table:table-cell>
          <table:table-cell table:style-name="ce6" office:value-type="string" calcext:value-type="string">
            <text:p>PValueLevel</text:p>
          </table:table-cell>
          <table:table-cell table:style-name="ce6" office:value-type="string" calcext:value-type="string">
            <text:p>ShoppingLevel</text:p>
          </table:table-cell>
          <table:table-cell table:style-name="ce6" office:value-type="string" calcext:value-type="string">
            <text:p>Occupation</text:p>
          </table:table-cell>
          <table:table-cell table:style-name="ce6" office:value-type="string" calcext:value-type="string">
            <text:p>NewUserClassLev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ericResults</text:p>
          </table:table-cell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1061768" calcext:value-type="float">
            <text:p>1061768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table:number-columns-repeated="5" office:value-type="float" office:value="1061768" calcext:value-type="float">
            <text:p>1061768</text:p>
          </table:table-cell>
          <table:table-cell office:value-type="float" office:value="485851" calcext:value-type="float">
            <text:p>485851</text:p>
          </table:table-cell>
          <table:table-cell table:number-columns-repeated="2" office:value-type="float" office:value="1061768" calcext:value-type="float">
            <text:p>1061768</text:p>
          </table:table-cell>
          <table:table-cell office:value-type="float" office:value="716848" calcext:value-type="float">
            <text:p>71684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5917" calcext:value-type="float">
            <text:p>575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920" calcext:value-type="float">
            <text:p>3449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ntropy</text:p>
          </table:table-cell>
          <table:table-cell office:value-type="float" office:value="2.00180371359547E+016" calcext:value-type="float">
            <text:p>2,00180371359547E+016</text:p>
          </table:table-cell>
          <table:table-cell office:value-type="float" office:value="3.1364822402234E+016" calcext:value-type="float">
            <text:p>3,1364822402234E+016</text:p>
          </table:table-cell>
          <table:table-cell office:value-type="float" office:value="3232938351610997" calcext:value-type="float">
            <text:p>3232938351610997</text:p>
          </table:table-cell>
          <table:table-cell office:value-type="float" office:value="9.38931597567411E+015" calcext:value-type="float">
            <text:p>9,38931597567411E+015</text:p>
          </table:table-cell>
          <table:table-cell office:value-type="float" office:value="2.29694621615932E+016" calcext:value-type="float">
            <text:p>2,29694621615932E+016</text:p>
          </table:table-cell>
          <table:table-cell office:value-type="float" office:value="1.25107060487202E+016" calcext:value-type="float">
            <text:p>1,25107060487202E+016</text:p>
          </table:table-cell>
          <table:table-cell office:value-type="float" office:value="9.4172853202862E+015" calcext:value-type="float">
            <text:p>9,4172853202862E+015</text:p>
          </table:table-cell>
          <table:table-cell office:value-type="float" office:value="3.12296975522486E+016" calcext:value-type="float">
            <text:p>3,12296975522486E+016</text:p>
          </table:table-cell>
          <table:table-cell office:value-type="float" office:value="1825679906079324" calcext:value-type="float">
            <text:p>182567990607932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umber statistics average</text:p>
          </table:table-cell>
          <table:table-cell office:value-type="float" office:value="5713104088755735" calcext:value-type="float">
            <text:p>5713104088755735</text:p>
          </table:table-cell>
          <table:table-cell office:value-type="float" office:value="1512997943053473" calcext:value-type="float">
            <text:p>1512997943053473</text:p>
          </table:table-cell>
          <table:table-cell office:value-type="float" office:value="5.5424122783885E+016" calcext:value-type="float">
            <text:p>5,5424122783885E+016</text:p>
          </table:table-cell>
          <table:table-cell office:value-type="float" office:value="1.64444492582184E+016" calcext:value-type="float">
            <text:p>1,64444492582184E+016</text:p>
          </table:table-cell>
          <table:table-cell office:value-type="float" office:value="3.4106414960707E+016" calcext:value-type="float">
            <text:p>3,4106414960707E+016</text:p>
          </table:table-cell>
          <table:table-cell office:value-type="float" office:value="1.75985024215243E+016" calcext:value-type="float">
            <text:p>1,75985024215243E+016</text:p>
          </table:table-cell>
          <table:table-cell office:value-type="float" office:value="2716854341061324" calcext:value-type="float">
            <text:p>2716854341061324</text:p>
          </table:table-cell>
          <table:table-cell office:value-type="float" office:value="562307396719434" calcext:value-type="float">
            <text:p>562307396719434</text:p>
          </table:table-cell>
          <table:table-cell office:value-type="float" office:value="2516378646519206" calcext:value-type="float">
            <text:p>251637864651920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umber statistics max</text:p>
          </table:table-cell>
          <table:table-cell office:value-type="float" office:value="1141729" calcext:value-type="float">
            <text:p>1141729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umber statistics standard deviation</text:p>
          </table:table-cell>
          <table:table-cell office:value-type="float" office:value="3.29501906870572E+016" calcext:value-type="float">
            <text:p>3,29501906870572E+016</text:p>
          </table:table-cell>
          <table:table-cell office:value-type="float" office:value="2.53550172445753E+016" calcext:value-type="float">
            <text:p>2,53550172445753E+016</text:p>
          </table:table-cell>
          <table:table-cell office:value-type="float" office:value="3.17851455548994E+016" calcext:value-type="float">
            <text:p>3,17851455548994E+016</text:p>
          </table:table-cell>
          <table:table-cell office:value-type="float" office:value="4786811709317285" calcext:value-type="float">
            <text:p>4786811709317285</text:p>
          </table:table-cell>
          <table:table-cell office:value-type="float" office:value="1.22745790441175E+016" calcext:value-type="float">
            <text:p>1,22745790441175E+016</text:p>
          </table:table-cell>
          <table:table-cell office:value-type="float" office:value="5813022765407563" calcext:value-type="float">
            <text:p>5813022765407563</text:p>
          </table:table-cell>
          <table:table-cell office:value-type="float" office:value="5861033511518745" calcext:value-type="float">
            <text:p>5861033511518745</text:p>
          </table:table-cell>
          <table:table-cell office:value-type="float" office:value="2.30366758860151E+016" calcext:value-type="float">
            <text:p>2,30366758860151E+016</text:p>
          </table:table-cell>
          <table:table-cell office:value-type="float" office:value="9.28333408969446E+015" calcext:value-type="float">
            <text:p>9,28333408969446E+0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umber statistics variance</text:p>
          </table:table-cell>
          <table:table-cell office:value-type="float" office:value="1.08571506631343E+016" calcext:value-type="float">
            <text:p>1,08571506631343E+016</text:p>
          </table:table-cell>
          <table:table-cell office:value-type="float" office:value="6428768994727131" calcext:value-type="float">
            <text:p>6428768994727131</text:p>
          </table:table-cell>
          <table:table-cell office:value-type="float" office:value="1.01029547794614E+016" calcext:value-type="float">
            <text:p>1,01029547794614E+016</text:p>
          </table:table-cell>
          <table:table-cell office:value-type="float" office:value="2291356634045707" calcext:value-type="float">
            <text:p>2291356634045707</text:p>
          </table:table-cell>
          <table:table-cell office:value-type="float" office:value="1.5066529071029E+016" calcext:value-type="float">
            <text:p>1,5066529071029E+016</text:p>
          </table:table-cell>
          <table:table-cell office:value-type="float" office:value="3.37912336711466E+016" calcext:value-type="float">
            <text:p>3,37912336711466E+016</text:p>
          </table:table-cell>
          <table:table-cell office:value-type="float" office:value="3435171382314576" calcext:value-type="float">
            <text:p>3435171382314576</text:p>
          </table:table-cell>
          <table:table-cell office:value-type="float" office:value="5306884358773118" calcext:value-type="float">
            <text:p>5306884358773118</text:p>
          </table:table-cell>
          <table:table-cell office:value-type="float" office:value="8618029182088326" calcext:value-type="float">
            <text:p>861802918208832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19" table:number-columns-repeated="22"/>
          <table:table-cell table:number-columns-repeated="995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6" office:value-type="string" calcext:value-type="string">
            <text:p>Execution time</text:p>
          </table:table-cell>
          <table:table-cell table:style-name="ce6" table:number-columns-repeated="4"/>
          <table:table-cell table:style-name="ce6" office:value-type="string" calcext:value-type="string">
            <text:p>Call count</text:p>
          </table:table-cell>
          <table:table-cell table:style-name="ce19" table:number-columns-repeated="22"/>
          <table:table-cell table:number-columns-repeated="995"/>
        </table:table-row>
        <table:table-row table:style-name="ro1">
          <table:table-cell table:style-name="ce13"/>
          <table:table-cell table:style-name="ce25" office:value-type="string" calcext:value-type="string">
            <text:p>Median in seconds</text:p>
          </table:table-cell>
          <table:table-cell table:style-name="ce25" office:value-type="string" calcext:value-type="string">
            <text:p>Mean in seconds</text:p>
          </table:table-cell>
          <table:table-cell table:style-name="ce25" office:value-type="string" calcext:value-type="string">
            <text:p>Min in seconds</text:p>
          </table:table-cell>
          <table:table-cell table:style-name="ce25" office:value-type="string" calcext:value-type="string">
            <text:p>Max in seconds</text:p>
          </table:table-cell>
          <table:table-cell table:style-name="ce25" office:value-type="string" calcext:value-type="string">
            <text:p>Standard deviation in seconds </text:p>
          </table:table-cell>
          <table:table-cell table:style-name="ce25"/>
          <table:table-cell table:style-name="ce20" table:number-columns-repeated="22"/>
          <table:table-cell table:style-name="Default" table:number-columns-repeated="995"/>
        </table:table-row>
        <table:table-row table:style-name="ro1">
          <table:table-cell table:style-name="ce12" office:value-type="string" calcext:value-type="string">
            <text:p>Getdescription. emit columnar statistics</text:p>
          </table:table-cell>
          <table:table-cell table:number-columns-repeated="4" table:style-name="ce16" office:value-type="float" office:value="36.023638" calcext:value-type="float">
            <text:p>3,60E+01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Workflowbreakercheckpointer.checkpoint</text:p>
          </table:table-cell>
          <table:table-cell table:number-columns-repeated="4" table:style-name="ce16" office:value-type="float" office:value="4.007384" calcext:value-type="float">
            <text:p>4,01E+00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Numericprocessor.process</text:p>
          </table:table-cell>
          <table:table-cell table:style-name="ce16" office:value-type="float" office:value="2.78387" calcext:value-type="float">
            <text:p>2,78E+00</text:p>
          </table:table-cell>
          <table:table-cell table:style-name="ce16" office:value-type="float" office:value="3.973806" calcext:value-type="float">
            <text:p>3,97E+00</text:p>
          </table:table-cell>
          <table:table-cell table:style-name="ce16" office:value-type="float" office:value="2.400557" calcext:value-type="float">
            <text:p>2,40E+00</text:p>
          </table:table-cell>
          <table:table-cell table:style-name="ce16" office:value-type="float" office:value="12.727781" calcext:value-type="float">
            <text:p>1,27E+01</text:p>
          </table:table-cell>
          <table:table-cell table:style-name="ce16" office:value-type="float" office:value="3.32520482448559" calcext:value-type="float">
            <text:p>3,33E+00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Columnstatisticscalculator.calculate number statistics</text:p>
          </table:table-cell>
          <table:table-cell table:style-name="ce16" office:value-type="float" office:value="1.593904" calcext:value-type="float">
            <text:p>1,59E+00</text:p>
          </table:table-cell>
          <table:table-cell table:style-name="ce16" office:value-type="float" office:value="1.77094188888889" calcext:value-type="float">
            <text:p>1,77E+00</text:p>
          </table:table-cell>
          <table:table-cell table:style-name="ce16" office:value-type="float" office:value="1.397175" calcext:value-type="float">
            <text:p>1,40E+00</text:p>
          </table:table-cell>
          <table:table-cell table:style-name="ce16" office:value-type="float" office:value="3.05159" calcext:value-type="float">
            <text:p>3,05E+00</text:p>
          </table:table-cell>
          <table:table-cell table:style-name="ce16" office:value-type="float" office:value="0.505991859386701" calcext:value-type="float">
            <text:p>5,06E-01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3" office:value-type="string" calcext:value-type="string">
            <text:p>Columnstatisticscalculator.calculate average count</text:p>
          </table:table-cell>
          <table:table-cell table:style-name="ce16" office:value-type="float" office:value="0.714224" calcext:value-type="float">
            <text:p>7,14E-01</text:p>
          </table:table-cell>
          <table:table-cell table:style-name="ce16" office:value-type="float" office:value="0.740016" calcext:value-type="float">
            <text:p>7,40E-01</text:p>
          </table:table-cell>
          <table:table-cell table:style-name="ce16" office:value-type="float" office:value="0.666066" calcext:value-type="float">
            <text:p>6,66E-01</text:p>
          </table:table-cell>
          <table:table-cell table:style-name="ce16" office:value-type="float" office:value="0.986115" calcext:value-type="float">
            <text:p>9,86E-01</text:p>
          </table:table-cell>
          <table:table-cell table:style-name="ce16" office:value-type="float" office:value="0.0960101480990421" calcext:value-type="float">
            <text:p>9,60E-02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Columnstatisticscalculator.calculate entropy</text:p>
          </table:table-cell>
          <table:table-cell table:style-name="ce16" office:value-type="float" office:value="0.48312" calcext:value-type="float">
            <text:p>4,83E-01</text:p>
          </table:table-cell>
          <table:table-cell table:style-name="ce16" office:value-type="float" office:value="1.09989188888889" calcext:value-type="float">
            <text:p>1,10E+00</text:p>
          </table:table-cell>
          <table:table-cell table:style-name="ce16" office:value-type="float" office:value="0.396879" calcext:value-type="float">
            <text:p>3,97E-01</text:p>
          </table:table-cell>
          <table:table-cell table:style-name="ce16" office:value-type="float" office:value="6.101355" calcext:value-type="float">
            <text:p>6,10E+00</text:p>
          </table:table-cell>
          <table:table-cell table:style-name="ce16" office:value-type="float" office:value="1.87596531584551" calcext:value-type="float">
            <text:p>1,88E+00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Columnstatisticscalculator.calculate min max</text:p>
          </table:table-cell>
          <table:table-cell table:style-name="ce16" office:value-type="float" office:value="0.421693" calcext:value-type="float">
            <text:p>4,22E-01</text:p>
          </table:table-cell>
          <table:table-cell table:style-name="ce16" office:value-type="float" office:value="0.421097666666667" calcext:value-type="float">
            <text:p>4,21E-01</text:p>
          </table:table-cell>
          <table:table-cell table:style-name="ce16" office:value-type="float" office:value="0.296423" calcext:value-type="float">
            <text:p>2,96E-01</text:p>
          </table:table-cell>
          <table:table-cell table:style-name="ce16" office:value-type="float" office:value="0.772787" calcext:value-type="float">
            <text:p>7,73E-01</text:p>
          </table:table-cell>
          <table:table-cell table:style-name="ce16" office:value-type="float" office:value="0.144009533001291" calcext:value-type="float">
            <text:p>1,44E-01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Columnstatisticscalculator.calculate variance</text:p>
          </table:table-cell>
          <table:table-cell table:style-name="ce16" office:value-type="float" office:value="0.396358" calcext:value-type="float">
            <text:p>3,96E-01</text:p>
          </table:table-cell>
          <table:table-cell table:style-name="ce16" office:value-type="float" office:value="0.495597111111111" calcext:value-type="float">
            <text:p>4,96E-01</text:p>
          </table:table-cell>
          <table:table-cell table:style-name="ce16" office:value-type="float" office:value="0.277727" calcext:value-type="float">
            <text:p>2,78E-01</text:p>
          </table:table-cell>
          <table:table-cell table:style-name="ce16" office:value-type="float" office:value="1.411041" calcext:value-type="float">
            <text:p>1,41E+00</text:p>
          </table:table-cell>
          <table:table-cell table:style-name="ce16" office:value-type="float" office:value="0.346319453564352" calcext:value-type="float">
            <text:p>3,46E-01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Numericprocessor. calculate distinct rows count</text:p>
          </table:table-cell>
          <table:table-cell table:style-name="ce16" office:value-type="float" office:value="0.254311" calcext:value-type="float">
            <text:p>2,54E-01</text:p>
          </table:table-cell>
          <table:table-cell table:style-name="ce16" office:value-type="float" office:value="0.672095777777778" calcext:value-type="float">
            <text:p>6,72E-01</text:p>
          </table:table-cell>
          <table:table-cell table:style-name="ce16" office:value-type="float" office:value="0.200049" calcext:value-type="float">
            <text:p>2,00E-01</text:p>
          </table:table-cell>
          <table:table-cell table:style-name="ce16" office:value-type="float" office:value="4.017982" calcext:value-type="float">
            <text:p>4,02E+00</text:p>
          </table:table-cell>
          <table:table-cell table:style-name="ce16" office:value-type="float" office:value="1.25531122388711" calcext:value-type="float">
            <text:p>1,26E+00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Numericprocessor. calculate null rows count</text:p>
          </table:table-cell>
          <table:table-cell table:style-name="ce16" office:value-type="float" office:value="0.108263" calcext:value-type="float">
            <text:p>1,08E-01</text:p>
          </table:table-cell>
          <table:table-cell table:style-name="ce16" office:value-type="float" office:value="0.110836111111111" calcext:value-type="float">
            <text:p>1,11E-01</text:p>
          </table:table-cell>
          <table:table-cell table:style-name="ce16" office:value-type="float" office:value="0.103773" calcext:value-type="float">
            <text:p>1,04E-01</text:p>
          </table:table-cell>
          <table:table-cell table:style-name="ce16" office:value-type="float" office:value="0.136555" calcext:value-type="float">
            <text:p>1,37E-01</text:p>
          </table:table-cell>
          <table:table-cell table:style-name="ce16" office:value-type="float" office:value="0.0099015797533076" calcext:value-type="float">
            <text:p>9,90E-03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Numericprocessor. calculate not null rows count</text:p>
          </table:table-cell>
          <table:table-cell table:style-name="ce16" office:value-type="float" office:value="0.061618" calcext:value-type="float">
            <text:p>6,16E-02</text:p>
          </table:table-cell>
          <table:table-cell table:style-name="ce16" office:value-type="float" office:value="0.0608717777777778" calcext:value-type="float">
            <text:p>6,09E-02</text:p>
          </table:table-cell>
          <table:table-cell table:style-name="ce16" office:value-type="float" office:value="0.050681" calcext:value-type="float">
            <text:p>5,07E-02</text:p>
          </table:table-cell>
          <table:table-cell table:style-name="ce16" office:value-type="float" office:value="0.068622" calcext:value-type="float">
            <text:p>6,86E-02</text:p>
          </table:table-cell>
          <table:table-cell table:style-name="ce16" office:value-type="float" office:value="0.00620804121236678" calcext:value-type="float">
            <text:p>6,21E-03</text:p>
          </table:table-cell>
          <table:table-cell table:style-name="ce18" office:value-type="float" office:value="9" calcext:value-type="float">
            <text:p>9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Tupleprocessor.process</text:p>
          </table:table-cell>
          <table:table-cell table:number-columns-repeated="4" table:style-name="ce16" office:value-type="float" office:value="0.000225" calcext:value-type="float">
            <text:p>2,25E-04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number-columns-repeated="1017"/>
        </table:table-row>
        <table:table-row table:style-name="ro1">
          <table:table-cell table:style-name="ce12" office:value-type="string" calcext:value-type="string">
            <text:p>Columnstatisticscalculator. calculate standard deviation</text:p>
          </table:table-cell>
          <table:table-cell table:style-name="ce16" office:value-type="float" office:value="0.000005" calcext:value-type="float">
            <text:p>5,00E-06</text:p>
          </table:table-cell>
          <table:table-cell table:style-name="ce16" office:value-type="float" office:value="0.00000455555555555556" calcext:value-type="float">
            <text:p>4,56E-06</text:p>
          </table:table-cell>
          <table:table-cell table:style-name="ce16" office:value-type="float" office:value="0.000003" calcext:value-type="float">
            <text:p>3,00E-06</text:p>
          </table:table-cell>
          <table:table-cell table:style-name="ce16" office:value-type="float" office:value="0.000006" calcext:value-type="float">
            <text:p>6,00E-06</text:p>
          </table:table-cell>
          <table:table-cell table:style-name="ce16" office:value-type="float" office:value="0.0000008819171036882" calcext:value-type="float">
            <text:p>8,82E-07</text:p>
          </table:table-cell>
          <table:table-cell table:style-name="ce18" office:value-type="float" office:value="9" calcext:value-type="float">
            <text:p>9</text:p>
          </table:table-cell>
          <table:table-cell table:style-name="ce16"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onjunt de dades complet'.A22:'Conjunt de dades complet'.G3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7:11:39.952968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7:12:19.230405898</dc:date>
    <meta:editing-duration>PT6M28S</meta:editing-duration>
    <meta:editing-cycles>7</meta:editing-cycles>
    <meta:document-statistic meta:table-count="1" meta:cell-count="209" meta:object-count="0"/>
  </office:meta>
</office:document-meta>
</file>